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5.609cm"/>
    </style:style>
    <style:style style:name="Tableau1.B" style:family="table-column">
      <style:table-column-properties style:column-width="5.724cm"/>
    </style:style>
    <style:style style:name="Tableau1.C" style:family="table-column">
      <style:table-column-properties style:column-width="5.6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22" style:family="table-row">
      <style:table-row-properties style:min-row-height="3.207cm"/>
    </style:style>
    <style:style style:name="Tableau1.24" style:family="table-row">
      <style:table-row-properties style:min-row-height="0.757cm"/>
    </style:style>
    <style:style style:name="P1" style:family="paragraph" style:parent-style-name="Standard">
      <style:paragraph-properties fo:text-align="center" style:justify-single-word="false"/>
      <style:text-properties officeooo:paragraph-rsid="000722d2"/>
    </style:style>
    <style:style style:name="P2" style:family="paragraph" style:parent-style-name="Standard">
      <style:paragraph-properties fo:text-align="center" style:justify-single-word="false"/>
      <style:text-properties officeooo:paragraph-rsid="000ce5d8"/>
    </style:style>
    <style:style style:name="P3" style:family="paragraph" style:parent-style-name="Standard">
      <style:paragraph-properties fo:text-align="center" style:justify-single-word="false"/>
      <style:text-properties officeooo:paragraph-rsid="001221e0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paragraph-rsid="000722d2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600c2" officeooo:paragraph-rsid="000722d2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600c2" officeooo:paragraph-rsid="000722d2"/>
    </style:style>
    <style:style style:name="P7" style:family="paragraph" style:parent-style-name="Standard">
      <style:paragraph-properties fo:text-align="center" style:justify-single-word="false"/>
      <style:text-properties style:text-underline-style="none" officeooo:rsid="000600c2" officeooo:paragraph-rsid="000722d2"/>
    </style:style>
    <style:style style:name="P8" style:family="paragraph" style:parent-style-name="Standard">
      <style:paragraph-properties fo:text-align="center" style:justify-single-word="false"/>
      <style:text-properties style:text-underline-style="none" officeooo:rsid="000600c2" officeooo:paragraph-rsid="0009b395"/>
    </style:style>
    <style:style style:name="P9" style:family="paragraph" style:parent-style-name="Standard">
      <style:paragraph-properties fo:text-align="center" style:justify-single-word="false"/>
      <style:text-properties style:text-underline-style="none" officeooo:rsid="000600c2" officeooo:paragraph-rsid="0010e9dc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0f98ac" officeooo:paragraph-rsid="000f98ac"/>
    </style:style>
    <style:style style:name="P11" style:family="paragraph" style:parent-style-name="Standard">
      <style:paragraph-properties fo:text-align="center" style:justify-single-word="false"/>
      <style:text-properties style:text-underline-style="none" officeooo:rsid="000c710a" officeooo:paragraph-rsid="0010e9dc"/>
    </style:style>
    <style:style style:name="P12" style:family="paragraph" style:parent-style-name="Standard">
      <style:paragraph-properties fo:text-align="center" style:justify-single-word="false"/>
      <style:text-properties style:text-underline-style="none" officeooo:rsid="000c710a" officeooo:paragraph-rsid="000722d2"/>
    </style:style>
    <style:style style:name="P13" style:family="paragraph" style:parent-style-name="Standard">
      <style:paragraph-properties fo:text-align="center" style:justify-single-word="false"/>
      <style:text-properties style:text-underline-style="none" officeooo:rsid="001221e0" officeooo:paragraph-rsid="001221e0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1221e0" officeooo:paragraph-rsid="001221e0"/>
    </style:style>
    <style:style style:name="P15" style:family="paragraph" style:parent-style-name="Standard">
      <style:paragraph-properties fo:text-align="center" style:justify-single-word="false"/>
      <style:text-properties officeooo:rsid="001221e0" officeooo:paragraph-rsid="001221e0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rsid="0009b395" officeooo:paragraph-rsid="0009b395"/>
    </style:style>
    <style:style style:name="P18" style:family="paragraph" style:parent-style-name="Table_20_Contents">
      <style:paragraph-properties fo:text-align="center" style:justify-single-word="false"/>
      <style:text-properties officeooo:rsid="0010e9dc" officeooo:paragraph-rsid="0010e9dc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Standard">
      <style:paragraph-properties fo:text-align="center" style:justify-single-word="false"/>
      <style:text-properties officeooo:rsid="001221e0" officeooo:paragraph-rsid="001221e0"/>
    </style:style>
    <style:style style:name="P21" style:family="paragraph" style:parent-style-name="Standard">
      <style:paragraph-properties fo:text-align="center" style:justify-single-word="false"/>
      <style:text-properties style:text-underline-style="none" officeooo:rsid="001221e0" officeooo:paragraph-rsid="001221e0"/>
    </style:style>
    <style:style style:name="P22" style:family="paragraph" style:parent-style-name="Standard">
      <style:paragraph-properties fo:text-align="center" style:justify-single-word="false"/>
      <style:text-properties style:text-underline-style="none" officeooo:rsid="001221e0" officeooo:paragraph-rsid="00146e95"/>
    </style:style>
    <style:style style:name="P23" style:family="paragraph" style:parent-style-name="Standard">
      <style:paragraph-properties fo:text-align="center" style:justify-single-word="false"/>
      <style:text-properties style:text-underline-style="none" officeooo:rsid="001221e0" officeooo:paragraph-rsid="0017f683"/>
    </style:style>
    <style:style style:name="P24" style:family="paragraph" style:parent-style-name="Standard">
      <style:paragraph-properties fo:text-align="center" style:justify-single-word="false"/>
      <style:text-properties style:text-underline-style="none" officeooo:rsid="001221e0" officeooo:paragraph-rsid="001deaaf"/>
    </style:style>
    <style:style style:name="P25" style:family="paragraph" style:parent-style-name="Standard">
      <style:paragraph-properties fo:text-align="start" style:justify-single-word="false"/>
      <style:text-properties style:text-underline-style="none" officeooo:rsid="001221e0" officeooo:paragraph-rsid="001221e0"/>
    </style:style>
    <style:style style:name="P26" style:family="paragraph" style:parent-style-name="Standard">
      <style:paragraph-properties fo:text-align="start" style:justify-single-word="false"/>
      <style:text-properties style:text-underline-style="none" officeooo:rsid="001221e0" officeooo:paragraph-rsid="0014420d"/>
    </style:style>
    <style:style style:name="P27" style:family="paragraph" style:parent-style-name="Standard">
      <style:paragraph-properties fo:text-align="start" style:justify-single-word="false"/>
      <style:text-properties style:text-underline-style="none" officeooo:rsid="001221e0" officeooo:paragraph-rsid="001629f2"/>
    </style:style>
    <style:style style:name="P28" style:family="paragraph" style:parent-style-name="Standard">
      <style:paragraph-properties fo:text-align="start" style:justify-single-word="false"/>
      <style:text-properties style:text-underline-style="none" officeooo:rsid="000f98ac" officeooo:paragraph-rsid="0015c337"/>
    </style:style>
    <style:style style:name="P29" style:family="paragraph" style:parent-style-name="Standard">
      <style:paragraph-properties fo:text-align="start" style:justify-single-word="false"/>
      <style:text-properties style:text-underline-style="none" officeooo:rsid="0014420d" officeooo:paragraph-rsid="0014420d"/>
    </style:style>
    <style:style style:name="P30" style:family="paragraph" style:parent-style-name="Standard">
      <style:paragraph-properties fo:text-align="center" style:justify-single-word="false"/>
      <style:text-properties style:text-underline-style="none" officeooo:rsid="000600c2" officeooo:paragraph-rsid="0009b395"/>
    </style:style>
    <style:style style:name="P31" style:family="paragraph" style:parent-style-name="Standard">
      <style:paragraph-properties fo:text-align="center" style:justify-single-word="false"/>
      <style:text-properties style:text-underline-style="none" officeooo:rsid="0017f683" officeooo:paragraph-rsid="0017f683"/>
    </style:style>
    <style:style style:name="P32" style:family="paragraph" style:parent-style-name="Standard">
      <style:paragraph-properties fo:text-align="center" style:justify-single-word="false"/>
      <style:text-properties style:text-underline-style="none" officeooo:rsid="0017f683" officeooo:paragraph-rsid="001deaaf"/>
    </style:style>
    <style:style style:name="P33" style:family="paragraph" style:parent-style-name="Standard">
      <style:paragraph-properties fo:text-align="center" style:justify-single-word="false"/>
      <style:text-properties style:text-underline-style="none" officeooo:rsid="0017f683" officeooo:paragraph-rsid="001e7867"/>
    </style:style>
    <style:style style:name="P34" style:family="paragraph" style:parent-style-name="Standard">
      <style:paragraph-properties fo:text-align="center" style:justify-single-word="false"/>
      <style:text-properties style:text-underline-style="none" officeooo:rsid="001989e9" officeooo:paragraph-rsid="001989e9"/>
    </style:style>
    <style:style style:name="P35" style:family="paragraph" style:parent-style-name="Standard">
      <style:paragraph-properties fo:text-align="center" style:justify-single-word="false"/>
      <style:text-properties style:text-underline-style="none" officeooo:rsid="001989e9" officeooo:paragraph-rsid="001deaaf"/>
    </style:style>
    <style:style style:name="P36" style:family="paragraph" style:parent-style-name="Standard">
      <style:paragraph-properties fo:text-align="center" style:justify-single-word="false"/>
      <style:text-properties style:text-underline-style="none" officeooo:rsid="000c710a" officeooo:paragraph-rsid="001deaaf"/>
    </style:style>
    <style:style style:name="P37" style:family="paragraph" style:parent-style-name="Standard">
      <style:paragraph-properties fo:text-align="center" style:justify-single-word="false"/>
      <style:text-properties style:text-underline-style="none" officeooo:rsid="000816fa" officeooo:paragraph-rsid="001b304e"/>
    </style:style>
    <style:style style:name="P38" style:family="paragraph" style:parent-style-name="Standard">
      <style:paragraph-properties fo:text-align="center" style:justify-single-word="false"/>
      <style:text-properties style:text-underline-style="none" officeooo:rsid="000816fa" officeooo:paragraph-rsid="001deaaf"/>
    </style:style>
    <style:style style:name="P3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600c2" officeooo:paragraph-rsid="000722d2"/>
    </style:style>
    <style:style style:name="P4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paragraph-rsid="0015c337"/>
    </style:style>
    <style:style style:name="T1" style:family="text">
      <style:text-properties officeooo:rsid="00056efc"/>
    </style:style>
    <style:style style:name="T2" style:family="text">
      <style:text-properties officeooo:rsid="000600c2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600c2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officeooo:rsid="000600c2" style:font-style-asian="normal" style:font-style-complex="normal"/>
    </style:style>
    <style:style style:name="T8" style:family="text">
      <style:text-properties officeooo:rsid="000722d2"/>
    </style:style>
    <style:style style:name="T9" style:family="text">
      <style:text-properties officeooo:rsid="000816fa"/>
    </style:style>
    <style:style style:name="T10" style:family="text">
      <style:text-properties officeooo:rsid="000c710a"/>
    </style:style>
    <style:style style:name="T11" style:family="text">
      <style:text-properties officeooo:rsid="0010e9dc"/>
    </style:style>
    <style:style style:name="T12" style:family="text">
      <style:text-properties officeooo:rsid="0014420d"/>
    </style:style>
    <style:style style:name="T13" style:family="text">
      <style:text-properties officeooo:rsid="00146e95"/>
    </style:style>
    <style:style style:name="T14" style:family="text">
      <style:text-properties officeooo:rsid="0015c337"/>
    </style:style>
    <style:style style:name="T15" style:family="text">
      <style:text-properties officeooo:rsid="001bfc4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Bordeaux : se finit en récupérant toutes les étoiles <text:span text:style-name="T11">pour chaque niveau, portail jaune = fin si passage</text:span></text:p>
      <text:p text:style-name="P28"><text:span text:style-name="T12">objet : </text:span>- <text:s/><text:span text:style-name="T11">des étoiles(L1), 2 téléporteurs(L1), </text:span></text:p>
      <text:p text:style-name="P28"><text:span text:style-name="T11"><text:s text:c="11"/>- des bombes (L2), </text:span></text:p>
      <text:p text:style-name="P28"><text:span text:style-name="T11"><text:s text:c="11"/>- un enemie(L3), </text:span></text:p>
      <text:p text:style-name="P28"><text:span text:style-name="T11"><text:s text:c="11"/>- une étoile qui suit enemie(L4), </text:span></text:p>
      <text:p text:style-name="P28"><text:span text:style-name="T11"><text:s text:c="11"/>- un coeur bonus(L6), </text:span></text:p>
      <text:p text:style-name="P28"><text:span text:style-name="T11"><text:s text:c="11"/>- un portail de fin de jeu(L8)</text:span></text:p>
      <text:p text:style-name="P29"/>
      <text:p text:style-name="P10"/>
      <text:p text:style-name="P26">Lyon : se finit en <text:span text:style-name="T14">récupérant la clé(qui peut changer à chaque niveau) puis débloquer la porte pour </text:span>pass<text:span text:style-name="T14">er</text:span> le portail rouge</text:p>
      <text:p text:style-name="P27"><text:span text:style-name="T12">objet :</text:span> - <text:span text:style-name="T12">gate_level(L1), key(L1), door_lock(L1), </text:span></text:p>
      <text:p text:style-name="P27"><text:span text:style-name="T11"><text:s text:c="11"/>- laser (L2), platform_Mobile (L2);</text:span></text:p>
      <text:p text:style-name="P28"><text:span text:style-name="T11"><text:s text:c="11"/>-</text:span></text:p>
      <text:p text:style-name="P7"/>
      <text:p text:style-name="P7"/>
      <text:p text:style-name="P6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4"><text:span text:style-name="T5">Niveau</text:span><text:span text:style-name="T1"> 1 <text:s/>: </text:span></text:p>
          </table:table-cell>
          <table:table-cell table:style-name="Tableau1.C1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16"/>
            <text:p text:style-name="P17"/>
          </table:table-cell>
          <table:table-cell table:style-name="Tableau1.A2" office:value-type="string">
            <text:p text:style-name="P15">Maps_1_Bordeaux</text:p>
            <text:p text:style-name="P1">N(1<text:span text:style-name="T11">5</text:span>) étoiles</text:p>
            <text:p text:style-name="P1"/>
          </table:table-cell>
          <table:table-cell table:style-name="Tableau1.C2" office:value-type="string">
            <text:p text:style-name="P16"/>
            <text:p text:style-name="P17"/>
          </table:table-cell>
        </table:table-row>
        <table:table-row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4"><text:span text:style-name="T5">Niveau</text:span> 2 <text:s/>: </text:p>
          </table:table-cell>
          <table:table-cell table:style-name="Tableau1.C2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16"/>
            <text:p text:style-name="P16"/>
            <text:p text:style-name="P16"/>
            <text:p text:style-name="P17"/>
          </table:table-cell>
          <table:table-cell table:style-name="Tableau1.A2" office:value-type="string">
            <text:p text:style-name="P15">Maps_1_Bordeaux</text:p>
            <text:p text:style-name="P1">N(1<text:span text:style-name="T11">5</text:span>) étoiles, </text:p>
            <text:p text:style-name="P1">+1 bombe (1), </text:p>
          </table:table-cell>
          <table:table-cell table:style-name="Tableau1.C2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4"><text:span text:style-name="T5">Niveau</text:span> 3 <text:s/>: </text:p>
          </table:table-cell>
          <table:table-cell table:style-name="Tableau1.C2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5">Maps_1_Bordeaux</text:p>
            <text:p text:style-name="P1">N(1<text:span text:style-name="T11">5)</text:span> étoiles, </text:p>
            <text:p text:style-name="P1">+1 bombe (2), </text:p>
            <text:p text:style-name="P2"><text:span text:style-name="T10">1</text:span> ennemi sur le sol</text:p>
            <text:p text:style-name="P1"/>
          </table:table-cell>
          <table:table-cell table:style-name="Tableau1.C2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"><text:span text:style-name="T7">Niveau</text:span><text:span text:style-name="T6"> 4 <text:s/>:</text:span> </text:p>
          </table:table-cell>
          <table:table-cell table:style-name="Tableau1.C2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5">Maps_1_Bordeaux</text:p>
            <text:p text:style-name="P1">N(1<text:span text:style-name="T11">6</text:span>) étoiles, </text:p>
            <text:p text:style-name="P1">+1 bombe (3), </text:p>
            <text:p text:style-name="P1"><text:span text:style-name="T10">1</text:span> ennemi sur le sol </text:p>
            <text:p text:style-name="P2">+ suivie d'une étoile à <text:span text:style-name="T2">récupérer</text:span></text:p>
            <text:p text:style-name="P1"/>
          </table:table-cell>
          <table:table-cell table:style-name="Tableau1.C2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"><text:span text:style-name="T7">Niveau</text:span><text:span text:style-name="T3"> 5 <text:s/>:</text:span> </text:p>
          </table:table-cell>
          <table:table-cell table:style-name="Tableau1.C2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5">Maps_1_Bordeaux</text:p>
            <text:p text:style-name="P3">N(1<text:span text:style-name="T11">6</text:span>) étoiles, </text:p>
            <text:p text:style-name="P1">+1 bombe (4), </text:p>
            <text:p text:style-name="P1"><text:span text:style-name="T10">1</text:span> ennemi sur le sol </text:p>
            <text:p text:style-name="P1">+ suivie d'une étoile à <text:span text:style-name="T2">récupérer</text:span></text:p>
            <text:p text:style-name="P1"/>
          </table:table-cell>
          <table:table-cell table:style-name="Tableau1.C2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5"><text:span text:style-name="T4">Niveau</text:span> 6 <text:s/>:</text:p>
          </table:table-cell>
          <table:table-cell table:style-name="Tableau1.C2" office:value-type="string">
            <text:p text:style-name="P16"/>
          </table:table-cell>
        </table:table-row>
        <text:soft-page-break/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13">Maps_1_Bordeaux</text:p>
            <text:p text:style-name="P9">N(1<text:span text:style-name="T11">6</text:span>) étoiles, </text:p>
            <text:p text:style-name="P9">+1 bombe (<text:span text:style-name="T8">5</text:span>), </text:p>
            <text:p text:style-name="P9"><text:span text:style-name="T10">1 </text:span>ennemi sur le sol </text:p>
            <text:p text:style-name="P9">+ suivie d'une étoile à récupérer, </text:p>
            <text:p text:style-name="P9">+1 <text:span text:style-name="T8">cœur</text:span> (4vies si aucune de perdu jusqu'à la)</text:p>
            <text:p text:style-name="P9"/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5"><text:span text:style-name="T4">Niveau</text:span> <text:span text:style-name="T8">7</text:span> <text:s/>:</text:p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13">Maps_1_Bordeaux</text:p>
            <text:p text:style-name="P9">N(1<text:span text:style-name="T11">6</text:span>) étoiles, </text:p>
            <text:p text:style-name="P9">+1 bombe (<text:span text:style-name="T11">6</text:span>), </text:p>
            <text:p text:style-name="P9"><text:span text:style-name="T10">1 </text:span>ennemi sur le sol </text:p>
            <text:p text:style-name="P9">+ suivie d'une étoile à récupérer, </text:p>
            <text:p text:style-name="P9">+1 <text:span text:style-name="T8">cœur</text:span> (4vies si aucune de perdu jusqu'à la)</text:p>
            <text:p text:style-name="P9"/>
          </table:table-cell>
          <table:table-cell table:style-name="Tableau1.C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5"><text:span text:style-name="T4">Niveau</text:span> <text:span text:style-name="T8">8</text:span> <text:s/>:</text:p>
          </table:table-cell>
          <table:table-cell table:style-name="Tableau1.C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13">Maps_1_Bordeaux</text:p>
            <text:p text:style-name="P9">N(1<text:span text:style-name="T11">6</text:span>) étoiles, </text:p>
            <text:p text:style-name="P9">+1 bombe (<text:span text:style-name="T11">7</text:span>), </text:p>
            <text:p text:style-name="P9"><text:span text:style-name="T10">1</text:span> ennemi sur le sol </text:p>
            <text:p text:style-name="P9">+ suivie d'une étoile à récupérer,</text:p>
            <text:p text:style-name="P9">+1 <text:span text:style-name="T8">cœur</text:span> (4vies si aucune de perdu jusqu'à la <text:span text:style-name="T9">et si non récupérer au niveau 6</text:span>),</text:p>
            <text:p text:style-name="P9">portail <text:span text:style-name="T11">pour changer de Maps</text:span></text:p>
            <text:p text:style-name="P11">~~~</text:p>
            <text:p text:style-name="P11"/>
          </table:table-cell>
          <table:table-cell table:style-name="Tableau1.C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5"><text:span text:style-name="T4">Niveau</text:span> <text:span text:style-name="T8">9-1</text:span> :</text:p>
          </table:table-cell>
          <table:table-cell table:style-name="Tableau1.C2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15">Maps_1_Bordeaux</text:p>
            <text:p text:style-name="P18">Continue sans nouveauté si le joueur ne passe pas le portail<text:span text:style-name="T15">poru changer de Maps</text:span></text:p>
            <text:p text:style-name="P18"/>
          </table:table-cell>
          <table:table-cell table:style-name="Tableau1.C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5"><text:span text:style-name="T4">Niveau</text:span> <text:span text:style-name="T13">9-2</text:span> <text:s/>:</text:p>
          </table:table-cell>
          <table:table-cell table:style-name="Tableau1.C2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22">Maps_<text:span text:style-name="T13">2</text:span>_<text:span text:style-name="T13">Lyon</text:span></text:p>
            <text:p text:style-name="P31">1 clé,</text:p>
            <text:p text:style-name="P31">1 porte,</text:p>
            <text:p text:style-name="P31">1 portail</text:p>
            <text:p text:style-name="P22"/>
          </table:table-cell>
          <table:table-cell table:style-name="Tableau1.C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5"><text:span text:style-name="T4">Niveau</text:span> <text:span text:style-name="T8">10</text:span> <text:s/>:</text:p>
          </table:table-cell>
          <table:table-cell table:style-name="Tableau1.C2" office:value-type="string">
            <text:p text:style-name="P16"/>
          </table:table-cell>
        </table:table-row>
        <table:table-row table:style-name="Tableau1.22"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22">Maps_<text:span text:style-name="T13">2</text:span>_<text:span text:style-name="T13">Lyon</text:span></text:p>
            <text:p text:style-name="P31">1 clé,</text:p>
            <text:p text:style-name="P31">1 porte,</text:p>
            <text:p text:style-name="P31">1 portail, </text:p>
            <text:p text:style-name="P31">1 laser,</text:p>
            <text:p text:style-name="P31">1 plateforme mobile,</text:p>
            <text:p text:style-name="P22"><text:soft-page-break/></text:p>
          </table:table-cell>
          <table:table-cell table:style-name="Tableau1.C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5"><text:span text:style-name="T4">Niveau</text:span> <text:span text:style-name="T8">11</text:span> <text:s/>:</text:p>
          </table:table-cell>
          <table:table-cell table:style-name="Tableau1.C2" office:value-type="string">
            <text:p text:style-name="P16"/>
          </table:table-cell>
        </table:table-row>
        <table:table-row table:style-name="Tableau1.24"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22">Maps_<text:span text:style-name="T13">2</text:span>_<text:span text:style-name="T13">Lyon</text:span></text:p>
            <text:p text:style-name="P31">1 clé ,</text:p>
            <text:p text:style-name="P31">1 porte,</text:p>
            <text:p text:style-name="P31">1 portail, </text:p>
            <text:p text:style-name="P31">1 laser,</text:p>
            <text:p text:style-name="P31">1 plateforme mobile,</text:p>
            <text:p text:style-name="P31"/>
          </table:table-cell>
          <table:table-cell table:style-name="Tableau1.C2" office:value-type="string">
            <text:p text:style-name="P8"/>
          </table:table-cell>
        </table:table-row>
        <table:table-row table:style-name="Tableau1.24"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40"><text:span text:style-name="T5">Niveau</text:span><text:span text:style-name="T1"> 12 <text:s/>: </text:span></text:p>
          </table:table-cell>
          <table:table-cell table:style-name="Tableau1.C2" office:value-type="string">
            <text:p text:style-name="P8"/>
          </table:table-cell>
        </table:table-row>
        <table:table-row table:style-name="Tableau1.24"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23">Maps_<text:span text:style-name="T13">2</text:span>_<text:span text:style-name="T13">Lyon</text:span></text:p>
            <text:p text:style-name="P31">1 clé,</text:p>
            <text:p text:style-name="P31">1 porte,</text:p>
            <text:p text:style-name="P31">1 portail, </text:p>
            <text:p text:style-name="P31">2 laser,</text:p>
            <text:p text:style-name="P31">1 plateforme mobile,</text:p>
            <text:p text:style-name="P16"/>
          </table:table-cell>
          <table:table-cell table:style-name="Tableau1.C2" office:value-type="string">
            <text:p text:style-name="P8"/>
          </table:table-cell>
        </table:table-row>
        <table:table-row table:style-name="Tableau1.24"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40"><text:span text:style-name="T5">Niveau</text:span><text:span text:style-name="T1"> 13 <text:s/>: </text:span></text:p>
          </table:table-cell>
          <table:table-cell table:style-name="Tableau1.C2" office:value-type="string">
            <text:p text:style-name="P8"/>
          </table:table-cell>
        </table:table-row>
        <table:table-row table:style-name="Tableau1.24"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23">Maps_<text:span text:style-name="T13">2</text:span>_<text:span text:style-name="T13">Lyon</text:span></text:p>
            <text:p text:style-name="P31">1 clé ,</text:p>
            <text:p text:style-name="P31">1 porte,</text:p>
            <text:p text:style-name="P31">1 portail, </text:p>
            <text:p text:style-name="P31">2 laser,</text:p>
            <text:p text:style-name="P31">1 plateforme mobile,</text:p>
            <text:p text:style-name="P31">+1 coeur bonus </text:p>
            <text:p text:style-name="P16"/>
          </table:table-cell>
          <table:table-cell table:style-name="Tableau1.C2" office:value-type="string">
            <text:p text:style-name="P8"/>
          </table:table-cell>
        </table:table-row>
        <table:table-row table:style-name="Tableau1.24"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40"><text:span text:style-name="T5">Niveau</text:span><text:span text:style-name="T1"> 14 <text:s/>: </text:span></text:p>
          </table:table-cell>
          <table:table-cell table:style-name="Tableau1.C2" office:value-type="string">
            <text:p text:style-name="P8"/>
          </table:table-cell>
        </table:table-row>
        <table:table-row table:style-name="Tableau1.24"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24">Maps_<text:span text:style-name="T13">2</text:span>_<text:span text:style-name="T13">Lyon</text:span></text:p>
            <text:p text:style-name="P33">1 clé,</text:p>
            <text:p text:style-name="P33">1 porte,</text:p>
            <text:p text:style-name="P32">1 portail, </text:p>
            <text:p text:style-name="P32">2 laser,</text:p>
            <text:p text:style-name="P32">1 plateforme mobile,</text:p>
            <text:p text:style-name="P32">+1 coeur bonus (si non récupérer),</text:p>
            <text:p text:style-name="P35">portail d’or pour finir le jeu</text:p>
            <text:p text:style-name="P38">Fin <text:span text:style-name="T11">Jeu</text:span></text:p>
            <text:p text:style-name="P36">~~~</text:p>
            <text:p text:style-name="P16"/>
          </table:table-cell>
          <table:table-cell table:style-name="Tableau1.C2" office:value-type="string">
            <text:p text:style-name="P8"/>
          </table:table-cell>
        </table:table-row>
        <table:table-row table:style-name="Tableau1.24"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40"><text:span text:style-name="T5">Niveau</text:span><text:span text:style-name="T1"> 15 <text:s/>: </text:span></text:p>
          </table:table-cell>
          <table:table-cell table:style-name="Tableau1.C2" office:value-type="string">
            <text:p text:style-name="P8"/>
          </table:table-cell>
        </table:table-row>
        <table:table-row table:style-name="Tableau1.24"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  <text:p text:style-name="P16"/>
          </table:table-cell>
          <table:table-cell table:style-name="Tableau1.C2" office:value-type="string">
            <text:p text:style-name="P8"/>
          </table:table-cell>
        </table:table-row>
        <table:table-row table:style-name="Tableau1.24"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40"><text:span text:style-name="T5">Niveau</text:span><text:span text:style-name="T1"> 16 <text:s/>: </text:span></text:p>
          </table:table-cell>
          <table:table-cell table:style-name="Tableau1.C2" office:value-type="string">
            <text:p text:style-name="P8"/>
          </table:table-cell>
        </table:table-row>
        <table:table-row table:style-name="Tableau1.24"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  <text:p text:style-name="P16"/>
          </table:table-cell>
          <table:table-cell table:style-name="Tableau1.C2" office:value-type="string">
            <text:p text:style-name="P8"/>
          </table:table-cell>
        </table:table-row>
        <table:table-row table:style-name="Tableau1.24"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40"><text:span text:style-name="T5">Niveau</text:span><text:span text:style-name="T1"> 17 <text:s/>: </text:span></text:p>
          </table:table-cell>
          <table:table-cell table:style-name="Tableau1.C2" office:value-type="string">
            <text:p text:style-name="P8"/>
          </table:table-cell>
        </table:table-row>
        <text:soft-page-break/>
        <table:table-row table:style-name="Tableau1.24"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  <text:p text:style-name="P16"/>
          </table:table-cell>
          <table:table-cell table:style-name="Tableau1.C2" office:value-type="string">
            <text:p text:style-name="P8"/>
          </table:table-cell>
        </table:table-row>
      </table:table>
      <text:p text:style-name="P6"/>
      <text:p text:style-name="P6"/>
      <text:p text:style-name="P6"/>
      <text:p text:style-name="P14">Maps_2_Lyon</text:p>
      <text:p text:style-name="P14">1 clé 1 porte </text:p>
      <text:p text:style-name="P14">1 clé 1 porte 1 laser</text:p>
      <text:p text:style-name="P14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09:27:07.521000000</meta:creation-date>
    <dc:date>2020-02-13T14:08:11.187000000</dc:date>
    <meta:editing-duration>PT15H44M7S</meta:editing-duration>
    <meta:editing-cycles>16</meta:editing-cycles>
    <meta:generator>LibreOffice/6.0.7.3$Windows_X86_64 LibreOffice_project/dc89aa7a9eabfd848af146d5086077aeed2ae4a5</meta:generator>
    <meta:document-statistic meta:table-count="1" meta:image-count="0" meta:object-count="0" meta:page-count="4" meta:paragraph-count="112" meta:word-count="395" meta:character-count="2189" meta:non-whitespace-character-count="1766"/>
  </office:meta>
</office:document-meta>
</file>